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CPL</text:p>
            <text:p>Courant Porteur de Lign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1 -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2 -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3 -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4 -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uvertur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si Émeric</meta:initial-creator>
    <meta:creation-date>2015-01-08T08:10:25.910301832</meta:creation-date>
    <dc:date>2015-01-08T08:33:20.965881411</dc:date>
    <dc:creator>Tosi Émeric</dc:creator>
    <meta:editing-duration>PT14S</meta:editing-duration>
    <meta:editing-cycles>3</meta:editing-cycles>
    <meta:generator>LibreOffice/4.2.8.2$Linux_X86_64 LibreOffice_project/420m0$Build-2</meta:generator>
    <meta:document-statistic meta:object-count="52"/>
  </office:meta>
</office:document-meta>
</file>